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2084F94A788785DC0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 Chinese DemiLight" svg:font-family="'Noto Sans S Chinese Demi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3.86cm"/>
    </style:style>
    <style:style style:name="pr3" style:family="presentation" style:parent-style-name="fade-temp-notes">
      <style:graphic-properties draw:fill-color="#ffffff" draw:auto-grow-height="true" fo:min-height="12.573cm"/>
    </style:style>
    <style:style style:name="P1" style:family="paragraph">
      <loext:graphic-properties draw:fill-color="#ffffff"/>
      <style:text-properties style:font-name="DejaVu Sans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ade-temp" presentation:presentation-page-layout-name="AL1T0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 Chinese DemiLight" svg:font-family="'Noto Sans S Chinese DemiLight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4F94A788785DC0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 Chinese DemiLight" style:font-family-asian="'Noto Sans S Chinese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6:03:47.741803212</meta:creation-date>
    <meta:editing-duration>P0D</meta:editing-duration>
    <meta:editing-cycles>1</meta:editing-cycles>
    <meta:generator>LibreOffice/5.2.7.2$Linux_X86_64 LibreOffice_project/20m0$Build-2</meta:generator>
    <dc:title>Fade presentation background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meta:document-statistic meta:object-count="25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